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Renderer.prepareRender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Renderer.encodeEnd( FacesContext facesContext , UIComponent componen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TimeRenderer.writeInputSeparator( TobagoResponseWriter writer , String s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Renderer.writeInput( TobagoResponseWriter writer , UITimeInput input , String id , String hour , boolean hourMode , String tit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